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officeooo:paragraph-rsid="002378b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0fe8b2" officeooo:paragraph-rsid="000fa3f3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39c7d6" officeooo:paragraph-rsid="0039c7d6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4802e1" officeooo:paragraph-rsid="004802e1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3d61f" officeooo:paragraph-rsid="0013d61f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802e1" officeooo:paragraph-rsid="004802e1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orphans="2" fo:widows="2" fo:hyphenation-ladder-count="no-limit"/>
      <style:text-properties style:font-name="DejaVu Sans Condensed" officeooo:paragraph-rsid="000fa3f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style:paragraph-properties fo:orphans="2" fo:widows="2" fo:hyphenation-ladder-count="no-limit"/>
      <style:text-properties style:font-name="DejaVu Sans Condensed" fo:font-weight="bold" officeooo:rsid="004802e1" officeooo:paragraph-rsid="004802e1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 style:list-style-name="L1">
      <style:paragraph-properties fo:text-align="start" style:justify-single-word="false" fo:orphans="2" fo:widows="2" fo:hyphenation-ladder-count="no-limit"/>
      <style:text-properties officeooo:paragraph-rsid="0039c7d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orphans="2" fo:widows="2" fo:hyphenation-ladder-count="no-limit"/>
      <style:text-properties style:font-name="DejaVu Sans Condensed" fo:font-size="12pt" fo:font-weight="normal" officeooo:rsid="004802e1" officeooo:paragraph-rsid="004802e1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802e1" officeooo:paragraph-rsid="004802e1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802e1" officeooo:paragraph-rsid="004802e1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85df4" officeooo:paragraph-rsid="00485df4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85df4" officeooo:paragraph-rsid="00485df4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85df4" officeooo:paragraph-rsid="00485df4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85df4" officeooo:paragraph-rsid="00485df4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L6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85df4" officeooo:paragraph-rsid="00485df4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90bd0" officeooo:paragraph-rsid="00490bd0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90bd0" officeooo:paragraph-rsid="00490bd0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0dfb6" officeooo:paragraph-rsid="0010dfb6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802e1" officeooo:paragraph-rsid="004802e1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 style:list-style-name="L2">
      <style:paragraph-properties fo:orphans="2" fo:widows="2" fo:hyphenation-ladder-count="no-limit"/>
      <style:text-properties style:font-name="DejaVu Sans Condensed" fo:font-size="12pt" officeooo:paragraph-rsid="003923da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258b5" officeooo:paragraph-rsid="0013d61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4802e1" officeooo:paragraph-rsid="004802e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4802e1" officeooo:paragraph-rsid="004802e1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4802e1" officeooo:paragraph-rsid="00485df4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490bd0" officeooo:paragraph-rsid="00490bd0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letter-kerning="true" style:font-weight-asian="normal"/>
    </style:style>
    <style:style style:name="T3" style:family="text">
      <style:text-properties fo:font-weight="normal" officeooo:rsid="0010dfb6" style:letter-kerning="true" style:font-weight-asian="normal"/>
    </style:style>
    <style:style style:name="T4" style:family="text">
      <style:text-properties fo:font-weight="normal" style:letter-kerning="true" style:font-weight-asian="normal" style:font-weight-complex="normal"/>
    </style:style>
    <style:style style:name="T5" style:family="text">
      <style:text-properties fo:font-weight="normal" officeooo:rsid="004802e1" style:letter-kerning="true" style:font-weight-asian="normal" style:font-weight-complex="normal"/>
    </style:style>
    <style:style style:name="T6" style:family="text">
      <style:text-properties fo:font-weight="normal" officeooo:rsid="003923da" style:letter-kerning="true" style:font-weight-asian="normal"/>
    </style:style>
    <style:style style:name="T7" style:family="text">
      <style:text-properties fo:font-weight="bold" style:letter-kerning="true" style:font-weight-asian="bold" style:font-weight-complex="bold"/>
    </style:style>
    <style:style style:name="T8" style:family="text">
      <style:text-properties fo:font-weight="bold" officeooo:rsid="0010dfb6" style:letter-kerning="true" style:font-weight-asian="bold" style:font-weight-complex="bold"/>
    </style:style>
    <style:style style:name="T9" style:family="text">
      <style:text-properties fo:font-weight="bold" officeooo:rsid="004802e1" style:letter-kerning="true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485df4" style:font-weight-asian="bold" style:font-weight-complex="bold"/>
    </style:style>
    <style:style style:name="T12" style:family="text">
      <style:text-properties fo:font-size="12pt" fo:font-weight="bold" officeooo:rsid="002eea1a" style:letter-kerning="true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2c33b6" style:letter-kerning="true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2ee0a5" style:letter-kerning="true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2f3528" style:letter-kerning="true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0fe8b2" style:letter-kerning="true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30201d" style:letter-kerning="true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3170e2" style:letter-kerning="true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35c3fc" style:letter-kerning="true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4802e1" style:letter-kerning="true" style:font-size-asian="12pt" style:font-weight-asian="bold" style:font-size-complex="12pt" style:font-weight-complex="bold"/>
    </style:style>
    <style:style style:name="T21" style:family="text">
      <style:text-properties fo:font-size="12pt" style:letter-kerning="true" style:font-size-asian="12pt" style:font-size-complex="12pt"/>
    </style:style>
    <style:style style:name="T22" style:family="text">
      <style:text-properties fo:font-size="12pt" officeooo:rsid="0030201d" style:letter-kerning="true" style:font-size-asian="12pt" style:font-size-complex="12pt"/>
    </style:style>
    <style:style style:name="T23" style:family="text">
      <style:text-properties style:font-name="DejaVu Sans Condensed" fo:font-size="12pt" fo:font-weight="normal" officeooo:rsid="0039c7d6" style:letter-kerning="true" style:font-size-asian="12pt" style:font-weight-asian="normal" style:font-size-complex="12pt" style:font-weight-complex="normal"/>
    </style:style>
    <style:style style:name="T24" style:family="text">
      <style:text-properties style:font-name="DejaVu Sans Condensed" fo:font-size="12pt" fo:font-weight="bold" officeooo:rsid="0039c7d6" style:letter-kerning="true" style:font-size-asian="12pt" style:font-weight-asian="bold" style:font-size-complex="12pt" style:font-weight-complex="bold"/>
    </style:style>
    <style:style style:name="T25" style:family="text">
      <style:text-properties style:font-weight-complex="normal"/>
    </style:style>
    <style:style style:name="T26" style:family="text">
      <style:text-properties officeooo:rsid="004802e1"/>
    </style:style>
    <style:style style:name="T27" style:family="text">
      <style:text-properties style:text-position="super 58%" fo:font-weight="bold" style:letter-kerning="true" style:font-weight-asian="bold" style:font-weight-complex="bold"/>
    </style:style>
    <style:style style:name="T28" style:family="text">
      <style:text-properties style:text-position="super 58%" fo:font-weight="bold" style:font-weight-asian="bold" style:font-weight-complex="bold"/>
    </style:style>
    <style:style style:name="T29" style:family="text">
      <style:text-properties style:text-position="0% 100%"/>
    </style:style>
    <style:style style:name="T30" style:family="text">
      <style:text-properties officeooo:rsid="00485df4"/>
    </style:style>
    <style:style style:name="T31" style:family="text">
      <style:text-properties officeooo:rsid="00490bd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2">5</text:span><text:span text:style-name="T19">0</text:span><text:span text:style-name="T12">1</text:span><text:span text:style-name="T13"> - </text:span><text:span text:style-name="T14">A/G – </text:span><text:span text:style-name="T20">Low-drag </text:span><text:span text:style-name="T15">Bombs</text:span></text:p>
      <text:p text:style-name="P2"/>
      <text:p text:style-name="P3">Mixed weapon loadouts</text:p>
      <text:list text:style-name="L1">
        <text:list-item>
          <text:p text:style-name="P9"><text:span text:style-name="T24">Mixed loadouts are not valid</text:span><text:span text:style-name="T23">, </text:span><text:span text:style-name="T24">except</text:span><text:span text:style-name="T23"> the following: RB-24/-24J A2A missiles are allowed with any loadout, and AKAN 30 mm gunpods are allowed with RB-75 (Maverick) or RB-05A (MCLOS) missiles.</text:span></text:p>
        </text:list-item>
      </text:list>
      <text:p text:style-name="P2"/>
      <text:p text:style-name="P7"><text:span text:style-name="T16">M/71 bombs (</text:span><text:span text:style-name="T20">low</text:span><text:span text:style-name="T16"> drag)</text:span><text:span text:style-name="T17"> -- 120 kg </text:span><text:span text:style-name="T18">(265 lb) </text:span><text:span text:style-name="T17">GP bombs, 4 per pylon</text:span></text:p>
      <text:p text:style-name="P7"><text:span text:style-name="T17"/></text:p>
      <text:p text:style-name="P8"><text:span text:style-name="T22">D</text:span><text:span text:style-name="T21">ive Bomb</text:span></text:p>
      <text:p text:style-name="P10">(recommended to use a pop-up point)</text:p>
      <text:p text:style-name="P7"><text:span text:style-name="T17"/></text:p>
      <text:list text:style-name="L2">
        <text:list-item>
          <text:p text:style-name="P22"><text:span text:style-name="T8">Weapon Selector</text:span><text:span text:style-name="T3"> dial </text:span><text:span text:style-name="T6">... </text:span><text:span text:style-name="T9">DYK</text:span><text:span text:style-name="T3"> </text:span></text:p>
        </text:list-item>
        <text:list-item>
          <text:p text:style-name="P22"><text:span text:style-name="T8">Interval</text:span><text:span text:style-name="T3"> dial </text:span><text:span text:style-name="T6">... </text:span><text:span text:style-name="T3">as needed (distance in m)</text:span></text:p>
        </text:list-item>
        <text:list-item>
          <text:p text:style-name="P22"><text:span text:style-name="T8">Release Mode</text:span><text:span text:style-name="T3"> switch </text:span><text:span text:style-name="T6">... </text:span><text:span text:style-name="T8">SERIE</text:span><text:span text:style-name="T3"> (default)</text:span></text:p>
        </text:list-item>
        <text:list-item>
          <text:p text:style-name="P23"><text:span text:style-name="T8">Master Mode</text:span><text:span text:style-name="T3"> dial </text:span><text:span text:style-name="T6">... </text:span><text:span text:style-name="T9">ANF </text:span><text:span text:style-name="T5">(precision, uses radar ranging)</text:span></text:p>
        </text:list-item>
        <text:list-item>
          <text:p text:style-name="P20">Set QFE on altimeter to value shown in kneeboard for target waypoint. <text:span text:style-name="T26">(optional )</text:span></text:p>
        </text:list-item>
        <text:list-item>
          <text:p text:style-name="P21">Place pipper on target, and then hold trigger <text:span text:style-name="T10">UNSAFE</text:span><text:span text:style-name="T25"> to designate it.</text:span></text:p>
        </text:list-item>
        <text:list-item>
          <text:p text:style-name="P24"><text:span text:style-name="T2">Hold </text:span><text:span text:style-name="T7">Trigger 2</text:span><text:span text:style-name="T27">nd</text:span><text:span text:style-name="T7"> Stage</text:span><text:span text:style-name="T4"> AFTER the time/distance line flashes, but BEFORE the wings cue appears.</text:span></text:p>
        </text:list-item>
        <text:list-item>
          <text:p text:style-name="P11">Follow the steering cue circle while continuing to hold trigger.</text:p>
        </text:list-item>
        <text:list-item>
          <text:p text:style-name="P11">Bombs will fall automatically.</text:p>
        </text:list-item>
      </text:list>
      <text:p text:style-name="P5"/>
      <text:p text:style-name="P4">Dive Bomb (low precision)</text:p>
      <text:p text:style-name="P4"><text:span text:style-name="T1"/></text:p>
      <text:p text:style-name="P6">Same procedure as above, but QFE is mandatory, stay in NAV mode, half-pull to show symbology, the bombs will drop immediately upon pulling the trigger to roughly where the pipper shows.</text:p>
      <text:p text:style-name="P4"><text:span text:style-name="T1"/></text:p>
      <text:p text:style-name="P4">Radar Bomb</text:p>
      <text:p text:style-name="P4"><text:span text:style-name="T1"/></text:p>
      <text:list text:style-name="L3">
        <text:list-item>
          <text:p text:style-name="P14">Set Radar mode <text:span text:style-name="T10">A1</text:span>, Find the target on the radar. </text:p>
        </text:list-item>
        <text:list-item>
          <text:p text:style-name="P14">Weapon selector <text:span text:style-name="T10">Bomb RR</text:span></text:p>
        </text:list-item>
        <text:list-item>
          <text:p text:style-name="P14">Sight Mode Selector – Desired interval.</text:p>
        </text:list-item>
        <text:list-item>
          <text:p text:style-name="P14">Set QFE on altimeter (<text:span text:style-name="T10">required</text:span>)</text:p>
        </text:list-item>
        <text:list-item>
          <text:p text:style-name="P14">Master mode <text:span text:style-name="T10">ANF</text:span></text:p>
        </text:list-item>
        <text:list-item>
          <text:p text:style-name="P14">When approaching target, set radar range scale to 15km. You will see an additional cross at 3km. When the targets pass this line, <text:span text:style-name="T10">Pull and hold trigger 2</text:span><text:span text:style-name="T28">nd</text:span><text:span text:style-name="T10"> stage</text:span></text:p>
        </text:list-item>
        <text:list-item>
          <text:p text:style-name="P14">Keep trigger held until all bombs are released (FALLD LAST)</text:p>
        </text:list-item>
      </text:list>
      <text:p text:style-name="P13"/>
      <text:p text:style-name="P26">NAV bomb</text:p>
      <text:p text:style-name="P26"><text:span text:style-name="T1"/></text:p>
      <text:list text:style-name="L4">
        <text:list-item>
          <text:p text:style-name="P15">This method relies entirely on the nav system, ensure that your navigation point is accurate, that your nav system is accurate, and don’t expect precision results.</text:p>
        </text:list-item>
        <text:list-item>
          <text:p text:style-name="P15">Approach target waypoint. Stay in <text:span text:style-name="T10">NAV</text:span> master mode.</text:p>
        </text:list-item>
        <text:list-item>
          <text:p text:style-name="P15">Trigger <text:span text:style-name="T10">UNSAFE</text:span></text:p>
        </text:list-item>
        <text:list-item>
          <text:p text:style-name="P15">2 seconds before release, distance line flashes. <text:span text:style-name="T10">Pull and hold trigger</text:span>.</text:p>
        </text:list-item>
        <text:list-item>
          <text:p text:style-name="P15">Continue holding until you see <text:span text:style-name="T10">FÄLLD LAST</text:span></text:p>
        </text:list-item>
      </text:list>
      <text:p text:style-name="P4"><text:span text:style-name="T1"/></text:p>
      <text:p text:style-name="P26"><text:span text:style-name="T1"/></text:p>
      <text:p text:style-name="P26">TOSS bomb</text:p>
      <text:p text:style-name="P26"/>
      <text:list text:style-name="L5">
        <text:list-item>
          <text:p text:style-name="P16">The computer can toss bombs in the Radar or Nav attack profiles. </text:p>
        </text:list-item>
        <text:list-item>
          <text:p text:style-name="P16">Estimate pull-up distance according to the following estimates (these are “max distance to pull up”, you can pull up sooner)</text:p>
        </text:list-item>
        <text:list-item>
          <text:p text:style-name="P16">When the distance indicator indicates less than maximum release range for the current airspeed, start pulling up with <text:span text:style-name="T10">4g</text:span></text:p>
        </text:list-item>
        <text:list-item>
          <text:p text:style-name="P16">When the climb angle is about +5deg, set trigger <text:span text:style-name="T10">UNSAFE </text:span><text:span text:style-name="T31">(can be set earlier). </text:span></text:p>
        </text:list-item>
        <text:list-item>
          <text:p text:style-name="P18">Continue pitching up.</text:p>
        </text:list-item>
        <text:list-item>
          <text:p text:style-name="P18">Markers appear on the distance line.</text:p>
        </text:list-item>
        <text:list-item>
          <text:p text:style-name="P27">Pull and hold trigger</text:p>
        </text:list-item>
        <text:list-item>
          <text:p text:style-name="P27"><text:span text:style-name="T1">At 12-15deg climb angle, the bombs release automatically.</text:span></text:p>
        </text:list-item>
        <text:list-item>
          <text:p text:style-name="P18">When you see <text:span text:style-name="T11">FÄLLD LAST </text:span><text:span text:style-name="T30">, </text:span>turn and egress. Trigger safe.</text:p>
        </text:list-item>
      </text:list>
      <text:p text:style-name="P19"/>
      <text:list text:style-name="L6">
        <text:list-item>
          <text:list>
            <text:list-item>
              <text:p text:style-name="P17">Mach 0.8 – 4.4km</text:p>
            </text:list-item>
            <text:list-item>
              <text:p text:style-name="P17">Mach 0.85 – 4.6km</text:p>
            </text:list-item>
            <text:list-item>
              <text:p text:style-name="P17">Mach 0.9 – 4.8km</text:p>
            </text:list-item>
          </text:list>
        </text:list-item>
      </text:list>
      <text:p text:style-name="P4"/>
      <text:p text:style-name="P4"/>
      <text:p text:style-name="P4">Plan Bomb</text:p>
      <text:p text:style-name="P4"/>
      <text:p text:style-name="P6">(wip)</text:p>
      <text:p text:style-name="P6"/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17T00:11:00.489000000</dc:date>
    <meta:editing-duration>PT16H48M54S</meta:editing-duration>
    <meta:editing-cycles>38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46" meta:word-count="447" meta:character-count="2506" meta:non-whitespace-character-count="2130"/>
  </office:meta>
</office:document-meta>
</file>